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ce1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onderación</text:p>
          </table:table-cell>
          <table:table-cell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C2]/[.B2]" office:value-type="float" office:value="0.7" calcext:value-type="float">
            <text:p>0,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,6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formula="of:=[.C3]/[.B3]" office:value-type="float" office:value="0.25" calcext:value-type="float">
            <text:p>0,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  <table:table-cell table:style-name="ce2" table:formula="of:=[.C4]/[.B4]" office:value-type="float" office:value="0.462962962962963" calcext:value-type="float">
            <text:p>0,46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/[.B5]" office:value-type="float" office:value="0" calcext:value-type="float">
            <text:p>0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F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office:value-type="float" office:value="1.92" calcext:value-type="float">
            <text:p>1,92</text:p>
          </table:table-cell>
          <table:table-cell table:formula="of:=[.C6]/[.B6]" office:value-type="float" office:value="0.12" calcext:value-type="float">
            <text:p>0,12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Salidas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formula="of:=SUM([.R2:.R5])" office:value-type="float" office:value="0.3" calcext:value-type="float">
            <text:p>0,3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Final Teor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L2:.L7])" office:value-type="float" office:value="11" calcext:value-type="float">
            <text:p>11</text:p>
          </table:table-cell>
          <table:table-cell table:formula="of:=SUM([.M2:.M7])" office:value-type="float" office:value="1.6" calcext:value-type="float">
            <text:p>1,6</text:p>
          </table:table-cell>
          <table:table-cell table:number-columns-repeated="6"/>
          <table:table-cell table:style-name="ce7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9]/[.B9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ínimo 3.5 en teoria y prácticas</text:p>
          </table:table-cell>
          <table:table-cell table:number-columns-repeated="8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9])" office:value-type="float" office:value="108.5" calcext:value-type="float">
            <text:p>108,5</text:p>
          </table:table-cell>
          <table:table-cell table:formula="of:=SUM([.C2:.C9])" office:value-type="float" office:value="22.17" calcext:value-type="float">
            <text:p>22,17</text:p>
          </table:table-cell>
          <table:table-cell table:style-name="ce2" table:formula="of:=[.C10]/[.B10]" office:value-type="float" office:value="0.204331797235023" calcext:value-type="float">
            <text:p>0,20</text:p>
          </table:table-cell>
          <table:table-cell table:number-columns-repeated="15"/>
          <table:table-cell table:style-name="ce7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,075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Ratio pertenece a [0,1]</text:p>
          </table:table-cell>
          <table:table-cell table:number-columns-repeated="18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2"/>
          <table:table-cell table:style-name="ce3"/>
          <table:table-cell table:number-columns-repeated="15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,1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,0162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,081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,0648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,0729</text:p>
          </table:table-cell>
          <table:table-cell/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,0972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,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,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17:18.078713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5-27T12:19:41.363064572</dc:date>
    <meta:editing-duration>PT49M51S</meta:editing-duration>
    <meta:editing-cycles>13</meta:editing-cycles>
    <meta:generator>LibreOffice/6.1.5.2$Linux_X86_64 LibreOffice_project/10$Build-2</meta:generator>
    <meta:document-statistic meta:table-count="1" meta:cell-count="189" meta:object-count="0"/>
  </office:meta>
</office:document-meta>
</file>